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f880" officeooo:paragraph-rsid="001cf880" style:font-weight-asian="bold" style:font-weight-complex="bold"/>
    </style:style>
    <style:style style:name="P2" style:family="paragraph" style:parent-style-name="Standard">
      <style:paragraph-properties fo:text-align="start" style:justify-single-word="false"/>
      <style:text-properties fo:font-weight="normal" officeooo:rsid="001e8304" officeooo:paragraph-rsid="001e8304" style:font-weight-asian="normal" style:font-weight-complex="normal"/>
    </style:style>
    <style:style style:name="P3" style:family="paragraph" style:parent-style-name="Standard">
      <style:paragraph-properties fo:text-align="start" style:justify-single-word="false"/>
      <style:text-properties officeooo:paragraph-rsid="002220f3"/>
    </style:style>
    <style:style style:name="P4" style:family="paragraph" style:parent-style-name="Standard">
      <style:paragraph-properties fo:text-align="start" style:justify-single-word="false"/>
      <style:text-properties style:font-name="Liberation Serif" fo:font-size="12pt" fo:font-weight="normal" officeooo:rsid="00213c3c" officeooo:paragraph-rsid="00213c3c"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Liberation Serif" fo:font-size="12pt" fo:font-weight="normal" officeooo:rsid="00213c3c" officeooo:paragraph-rsid="00213c3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2220f3" officeooo:paragraph-rsid="002220f3"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2220f3" officeooo:paragraph-rsid="0023e2c0"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 fo:font-size="12pt" fo:font-weight="normal" officeooo:rsid="002220f3" officeooo:paragraph-rsid="002220f3"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228dac" officeooo:paragraph-rsid="00228dac"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239033" officeooo:paragraph-rsid="0023903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24eafb" officeooo:paragraph-rsid="0024eafb"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erif" fo:font-size="12pt" fo:font-weight="normal" officeooo:rsid="0024eafb" officeooo:paragraph-rsid="0024eafb"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2aae9e" officeooo:paragraph-rsid="002aae9e"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2da8f3" officeooo:paragraph-rsid="002da8f3"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30b115" officeooo:paragraph-rsid="0030b115"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32a270" officeooo:paragraph-rsid="0032a270"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bold" officeooo:rsid="00213c3c" officeooo:paragraph-rsid="00213c3c"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Liberation Serif" fo:font-size="12pt" fo:font-weight="bold" officeooo:rsid="002220f3" officeooo:paragraph-rsid="0023e2c0"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Liberation Serif" fo:font-size="12pt" fo:font-weight="bold" officeooo:rsid="0024eafb" officeooo:paragraph-rsid="0024eafb"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font-name="Liberation Serif" fo:font-size="12pt" fo:font-weight="bold" officeooo:rsid="002aae9e" officeooo:paragraph-rsid="002aae9e" style:font-size-asian="12pt" style:font-weight-asian="bold" style:font-size-complex="12pt" style:font-weight-complex="bold"/>
    </style:style>
    <style:style style:name="P21" style:family="paragraph" style:parent-style-name="Standard">
      <style:paragraph-properties fo:text-align="justify" style:justify-single-word="false"/>
      <style:text-properties style:font-name="Liberation Serif" fo:font-size="12pt" fo:font-weight="bold" officeooo:rsid="0030b115" officeooo:paragraph-rsid="0030b115"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Liberation Serif" fo:font-size="12pt" fo:font-weight="bold" officeooo:rsid="0032a270" officeooo:paragraph-rsid="0032a270" style:font-size-asian="12pt" style:font-weight-asian="bold" style:font-size-complex="12pt" style:font-weight-complex="bold"/>
    </style:style>
    <style:style style:name="P23" style:family="paragraph" style:parent-style-name="Standard">
      <style:paragraph-properties style:line-height-at-least="0.503cm"/>
      <style:text-properties fo:color="#333333" style:font-name="Droid Sans Mono" fo:font-size="10.5pt" fo:font-weight="normal" fo:background-color="#fdf6e3"/>
    </style:style>
    <style:style style:name="P24" style:family="paragraph" style:parent-style-name="Standard">
      <style:paragraph-properties style:line-height-at-least="0.503cm"/>
      <style:text-properties fo:color="#333333" style:font-name="Droid Sans Mono" fo:font-size="10.5pt" fo:font-weight="normal" officeooo:rsid="002220f3" officeooo:paragraph-rsid="002220f3" fo:background-color="#fdf6e3"/>
    </style:style>
    <style:style style:name="P25" style:family="paragraph" style:parent-style-name="Standard">
      <style:paragraph-properties style:line-height-at-least="0.503cm"/>
      <style:text-properties fo:color="#333333" style:font-name="Droid Sans Mono" fo:font-size="10.5pt" fo:font-weight="normal" officeooo:rsid="00228dac" officeooo:paragraph-rsid="00228dac" fo:background-color="#fdf6e3"/>
    </style:style>
    <style:style style:name="P26" style:family="paragraph" style:parent-style-name="Standard">
      <style:paragraph-properties style:line-height-at-least="0.503cm"/>
      <style:text-properties fo:color="#93a1a1" style:font-name="Droid Sans Mono" fo:font-size="10.5pt" fo:font-style="italic" fo:font-weight="normal" fo:background-color="#fdf6e3"/>
    </style:style>
    <style:style style:name="P27" style:family="paragraph" style:parent-style-name="Standard">
      <style:paragraph-properties style:line-height-at-least="0.503cm"/>
    </style:style>
    <style:style style:name="P28" style:family="paragraph" style:parent-style-name="Standard">
      <style:paragraph-properties style:line-height-at-least="0.503cm"/>
      <style:text-properties fo:color="#ce181e" style:font-name="Droid Sans Mono" fo:font-size="10.5pt" fo:font-weight="normal" fo:background-color="#fdf6e3"/>
    </style:style>
    <style:style style:name="P29" style:family="paragraph" style:parent-style-name="Standard">
      <style:paragraph-properties style:line-height-at-least="0.503cm"/>
      <style:text-properties fo:color="#ce181e"/>
    </style:style>
    <style:style style:name="T1" style:family="text">
      <style:text-properties fo:color="#859900"/>
    </style:style>
    <style:style style:name="T2" style:family="text">
      <style:text-properties fo:color="#859900" style:font-name="Droid Sans Mono" fo:font-size="10.5pt" fo:font-weight="normal" officeooo:rsid="002220f3" fo:background-color="#fdf6e3" loext:char-shading-value="0" style:font-size-asian="12pt" style:font-weight-asian="normal" style:font-size-complex="12pt" style:font-weight-complex="normal"/>
    </style:style>
    <style:style style:name="T3" style:family="text">
      <style:text-properties fo:color="#2aa198"/>
    </style:style>
    <style:style style:name="T4" style:family="text">
      <style:text-properties fo:color="#2aa198" style:font-name="Droid Sans Mono" fo:font-size="10.5pt" fo:font-weight="normal" officeooo:rsid="002220f3" fo:background-color="#fdf6e3" loext:char-shading-value="0" style:font-size-asian="12pt" style:font-weight-asian="normal" style:font-size-complex="12pt"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269ae3" style:font-weight-asian="bold" style:font-weight-complex="bold"/>
    </style:style>
    <style:style style:name="T8" style:family="text">
      <style:text-properties fo:color="#073642" fo:font-weight="bold"/>
    </style:style>
    <style:style style:name="T9" style:family="text">
      <style:text-properties fo:color="#333333" style:font-name="Droid Sans Mono" fo:font-size="10.5pt" fo:font-weight="normal" fo:background-color="#fdf6e3" loext:char-shading-value="0"/>
    </style:style>
    <style:style style:name="T10" style:family="text">
      <style:text-properties fo:color="#268bd2"/>
    </style:style>
    <style:style style:name="T11" style:family="text">
      <style:text-properties fo:color="#d33682"/>
    </style:style>
    <style:style style:name="T12" style:family="text">
      <style:text-properties fo:color="#cb4b16"/>
    </style:style>
    <style:style style:name="T13" style:family="text">
      <style:text-properties fo:color="#ce181e"/>
    </style:style>
    <style:style style:name="T14" style:family="text">
      <style:text-properties style:font-name="Droid Sans Mono" fo:font-size="10.5pt" fo:font-weight="normal" fo:background-color="#fdf6e3" loext:char-shading-value="0"/>
    </style:style>
    <style:style style:name="T15" style:family="text">
      <style:text-properties officeooo:rsid="002394a3"/>
    </style:style>
    <style:style style:name="T16" style:family="text">
      <style:text-properties officeooo:rsid="00269ae3"/>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269ae3" style:font-weight-asian="bold" style:font-weight-complex="bold"/>
    </style:style>
    <style:style style:name="T19" style:family="text">
      <style:text-properties style:text-underline-style="solid" style:text-underline-width="auto" style:text-underline-color="font-color" fo:font-weight="bold" officeooo:rsid="002856a9" style:font-weight-asian="bold" style:font-weight-complex="bold"/>
    </style:style>
    <style:style style:name="T20" style:family="text">
      <style:text-properties style:text-underline-style="solid" style:text-underline-width="auto" style:text-underline-color="font-color" fo:font-weight="bold" officeooo:rsid="00338410" style:font-weight-asian="bold" style:font-weight-complex="bold"/>
    </style:style>
    <style:style style:name="T21" style:family="text">
      <style:text-properties officeooo:rsid="002c5920"/>
    </style:style>
    <style:style style:name="T22" style:family="text">
      <style:text-properties officeooo:rsid="002da8f3"/>
    </style:style>
    <style:style style:name="T23" style:family="text">
      <style:text-properties officeooo:rsid="003384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0255 – Compiler</text:p>
      <text:p text:style-name="P1">Assignment -1</text:p>
      <text:p text:style-name="P1">Submitted by – Nikita Yadav (15570)</text:p>
      <text:p text:style-name="P1"/>
      <text:p text:style-name="P2">Problem: Implementation of nested functions for C programs.</text:p>
      <text:p text:style-name="P2"/>
      <text:p text:style-name="P17">1. <text:span text:style-name="T22">Overview </text:span>of the solution</text:p>
      <text:p text:style-name="P4"/>
      <text:p text:style-name="P5">I have done source to source transformation using <text:span text:style-name="T6">Libtooling, LibASTMatchers and RecursiveASTVisitor.</text:span></text:p>
      <text:p text:style-name="P5"/>
      <text:p text:style-name="P8"><text:span text:style-name="T22">My solution defines global struct variables for each function/labeled block containing pointer to variables defined in that function/labeled block. Apart from adding these struct variables,</text:span> original source code is modified at two sites which are -</text:p>
      <text:p text:style-name="P8">1. Variable declaration</text:p>
      <text:p text:style-name="P8">2. Variable references</text:p>
      <text:p text:style-name="P6"/>
      <text:p text:style-name="P18"><text:span text:style-name="T22">2 Simple Example</text:span></text:p>
      <text:p text:style-name="P7">Consider the following source code as given in assignment:</text:p>
      <text:p text:style-name="P3"><text:span text:style-name="T2">#include</text:span><text:span text:style-name="T4">&lt;stdio.h&gt;</text:span></text:p>
      <text:p text:style-name="P23"><text:span text:style-name="T8">void</text:span> <text:span text:style-name="T10">main</text:span>()</text:p>
      <text:p text:style-name="P23">{</text:p>
      <text:p text:style-name="P23"><text:span text:style-name="T8"><text:tab/>int</text:span> x<text:span text:style-name="T1">=</text:span><text:span text:style-name="T11">3</text:span>;</text:p>
      <text:p text:style-name="P26"><text:tab/>/*foo is a nested functioni.e. the below syntax is equivalent to :</text:p>
      <text:p text:style-name="P26"><text:tab/>void foo()</text:p>
      <text:p text:style-name="P26"><text:tab/>{</text:p>
      <text:p text:style-name="P26"><text:tab/><text:tab/>printf("Value of x inside nested function foo = %d\n",x);</text:p>
      <text:p text:style-name="P26"><text:tab/><text:tab/>x=4;</text:p>
      <text:p text:style-name="P26"><text:tab/>}</text:p>
      <text:p text:style-name="P26"><text:tab/>*/</text:p>
      <text:p text:style-name="P23"><text:tab/>foo: {</text:p>
      <text:p text:style-name="P23"><text:span text:style-name="T10"><text:tab/><text:tab/>printf</text:span>(<text:span text:style-name="T3">"Value of x inside nested function foo = </text:span><text:span text:style-name="T12">%d\n</text:span><text:span text:style-name="T3">"</text:span>,x);</text:p>
      <text:p text:style-name="P23"><text:tab/><text:tab/>x<text:span text:style-name="T1">=</text:span><text:span text:style-name="T11">4</text:span>;</text:p>
      <text:p text:style-name="P23"><text:tab/>}</text:p>
      <text:p text:style-name="P27"/>
      <text:p text:style-name="P23"><text:span text:style-name="T10"><text:tab/>printf</text:span>(<text:span text:style-name="T3">"Value of x before calling nested function foo = </text:span><text:span text:style-name="T12">%d\n</text:span><text:span text:style-name="T3">"</text:span>,x);</text:p>
      <text:p text:style-name="P26"><text:tab/>/*should print 3 after transformation*/</text:p>
      <text:p text:style-name="P23"><text:span text:style-name="T10"><text:tab/>foo</text:span>();</text:p>
      <text:p text:style-name="P23"><text:span text:style-name="T10"><text:tab/>printf</text:span>(<text:span text:style-name="T3">"Value of x after calling nested function foo = </text:span><text:span text:style-name="T12">%d\n</text:span><text:span text:style-name="T3">"</text:span>,x);</text:p>
      <text:p text:style-name="P26"><text:tab/>/*should print 4* after transformation*/</text:p>
      <text:p text:style-name="P23">}</text:p>
      <text:p text:style-name="P23"/>
      <text:p text:style-name="P24">Following is my proposed solution for above program:</text:p>
      <text:p text:style-name="P24"><text:span text:style-name="T1">#include</text:span><text:span text:style-name="T3">&lt;stdio.h&gt;</text:span></text:p>
      <text:p text:style-name="P28"><text:span text:style-name="T5">struct</text:span> main_var {</text:p>
      <text:p text:style-name="P28"><text:span text:style-name="T5">int</text:span>* x;</text:p>
      <text:p text:style-name="P29"><text:span text:style-name="T14">};</text:span></text:p>
      <text:p text:style-name="P28"><text:span text:style-name="T5">struct</text:span> main_var main_v = { NULL };</text:p>
      <text:p text:style-name="P27"/>
      <text:p text:style-name="P23"><text:span text:style-name="T8">void</text:span> <text:span text:style-name="T10">foo</text:span> ()</text:p>
      <text:p text:style-name="P23">{</text:p>
      <text:p text:style-name="P23"><text:soft-page-break/><text:span text:style-name="T10"><text:tab/>printf</text:span>(<text:span text:style-name="T3">"Value of x inside nested function foo = </text:span><text:span text:style-name="T12">%d\n</text:span><text:span text:style-name="T3">"</text:span>,(<text:span text:style-name="T13">*main_v.x</text:span>));</text:p>
      <text:p text:style-name="P23"><text:tab/>(<text:span text:style-name="T13">*main_v.x</text:span>)<text:span text:style-name="T1">=</text:span><text:span text:style-name="T11">4</text:span>;</text:p>
      <text:p text:style-name="P27"><text:span text:style-name="T9">}</text:span></text:p>
      <text:p text:style-name="P23"><text:span text:style-name="T8">void</text:span> <text:span text:style-name="T10">main</text:span>()</text:p>
      <text:p text:style-name="P23">{</text:p>
      <text:p text:style-name="P23"><text:span text:style-name="T8"><text:tab/>int</text:span> x<text:span text:style-name="T1">=</text:span><text:span text:style-name="T11">3</text:span>;</text:p>
      <text:p text:style-name="P23"><text:span text:style-name="T10"><text:tab/></text:span><text:span text:style-name="T13">main_v.x = &amp;x;</text:span></text:p>
      <text:p text:style-name="P26"><text:tab/>/*foo is a nested functioni.e. the below syntax is equivalent to :</text:p>
      <text:p text:style-name="P26"><text:tab/>void foo()</text:p>
      <text:p text:style-name="P26"><text:tab/>{</text:p>
      <text:p text:style-name="P26"><text:tab/><text:tab/>printf("Value of x inside nested function foo = %d\n",x);</text:p>
      <text:p text:style-name="P26"><text:tab/><text:tab/>x=4;</text:p>
      <text:p text:style-name="P26"><text:tab/>}</text:p>
      <text:p text:style-name="P26"><text:tab/>*/</text:p>
      <text:p text:style-name="P27"/>
      <text:p text:style-name="P23"><text:span text:style-name="T10"><text:tab/>printf</text:span>(<text:span text:style-name="T3">"Value of x before calling nested function foo = </text:span><text:span text:style-name="T12">%d\n</text:span><text:span text:style-name="T3">"</text:span>,x);</text:p>
      <text:p text:style-name="P26"><text:tab/>/*should print 3 after transformation*/</text:p>
      <text:p text:style-name="P23"><text:span text:style-name="T10"><text:tab/>foo</text:span>();</text:p>
      <text:p text:style-name="P23"><text:span text:style-name="T10"><text:tab/>printf</text:span>(<text:span text:style-name="T3">"Value of x after calling nested function foo = </text:span><text:span text:style-name="T12">%d\n</text:span><text:span text:style-name="T3">"</text:span>,x);</text:p>
      <text:p text:style-name="P26"><text:tab/>/*should print4* after transformation*/</text:p>
      <text:p text:style-name="P23">}</text:p>
      <text:p text:style-name="P24"/>
      <text:p text:style-name="P25">All the changes are <text:span text:style-name="T15">highlighted in</text:span> red.</text:p>
      <text:p text:style-name="P9">I located variable declaration x in main() and added a struct main_var with it’s member as a pointer of variable x. This member x is initialised with the address of variable x <text:span text:style-name="T23">in main().</text:span></text:p>
      <text:p text:style-name="P10">Inside foo, wherever x is referenced it’s changed to (*main_v.x). In this manner, the changes made in foo get reflected back in main().</text:p>
      <text:p text:style-name="P10"/>
      <text:p text:style-name="P19"><text:span text:style-name="T22">3.</text:span> Solution <text:span text:style-name="T21">D</text:span>etails</text:p>
      <text:p text:style-name="P19"/>
      <text:p text:style-name="P11"><text:span text:style-name="T6">1. Creation and initialisation of global structs per function/labeled blocks.</text:span></text:p>
      <text:p text:style-name="P12"><text:span text:style-name="T6">- </text:span>To implement this, <text:span text:style-name="T17">all the variable declarations are found in each function/labeled block </text:span><text:span text:style-name="T18">and stored in a func_varDecl_map &lt;FuncDecl, set&lt;varDecl&gt;&gt;. </text:span><text:span text:style-name="T20">Global variables are also stored in this data structure.</text:span></text:p>
      <text:p text:style-name="P12">And then global structs are created for each function/labeled block. These structs contain<text:tab/></text:p>
      <text:p text:style-name="P12">pointers to all the variables declared in the function/labeled block.</text:p>
      <text:p text:style-name="P12">- A global struct variable is defined for each global struct, pointer are initialised to NULL.</text:p>
      <text:p text:style-name="P12">- Inside the function/labeled block, struct member pointers are assigned address of corresponding variables. This allows the changes made in nested functions reflect back in o<text:span text:style-name="T23">riginal/parent</text:span> functions.</text:p>
      <text:p text:style-name="P12"/>
      <text:p text:style-name="P12"><text:span text:style-name="T6">2. Modification of variable references with the help of a hierarchy </text:span><text:span text:style-name="T7">tree</text:span></text:p>
      <text:p text:style-name="P12"><text:span text:style-name="T6">- </text:span><text:span text:style-name="T17">A hierarchy </text:span><text:span text:style-name="T18">tree is created which</text:span><text:span text:style-name="T17"> tracks the nested </text:span><text:span text:style-name="T19">function </text:span><text:span text:style-name="T17">relationship</text:span>. For example, if main() has labeled block <text:span text:style-name="T6">foo</text:span> and <text:span text:style-name="T6">car</text:span>, foo has labeled block <text:span text:style-name="T6">bar </text:span><text:span text:style-name="T16">then the hierarchy tree is</text:span></text:p>
      <text:p text:style-name="P12"><text:tab/><text:span text:style-name="T16">main <text:tab/>|---&gt; foo |---&gt; bar</text:span></text:p>
      <text:p text:style-name="P12"><text:tab/><text:tab/><text:span text:style-name="T16">|---&gt;car</text:span><text:tab/></text:p>
      <text:p text:style-name="P12">- <text:span text:style-name="T16">For a variable reference in bar, first search variable declarations in bar for a match, if not found search in foo, if not found then main is searched, if not found in main as well then global variables are searched.</text:span></text:p>
      <text:p text:style-name="P12">- <text:span text:style-name="T16">Based on function found in above step, variable reference is modified (using corresponding global struct variable) as shown in above example.</text:span></text:p>
      <text:p text:style-name="P12"/>
      <text:p text:style-name="P20"><text:soft-page-break/><text:span text:style-name="T22">4.</text:span> Implementation Details</text:p>
      <text:p text:style-name="P20"/>
      <text:p text:style-name="P13">I worked with LLVM 11.0.0 and created this tool using libtooling, AST matchers and recursive AST visitor. C++ source code file clang-nested-func.cpp contain the code for source to source transformation. </text:p>
      <text:p text:style-name="P13"/>
      <text:p text:style-name="P20"><text:span text:style-name="T22">5. </text:span>Functionality Details</text:p>
      <text:p text:style-name="P14">Input program support int, float, 1D array and struct type variables. Parameters are also handled properly to support nested functions. My tool can handle recursively nested function blocks, locally and globally defined variables according to static scoping rules, and multiple closures in the same/different functions.</text:p>
      <text:p text:style-name="P14"/>
      <text:p text:style-name="P21">6. Possible problems with this solution</text:p>
      <text:p text:style-name="P15">- If a struct already exist with the same name as any of the global struct created per function, this solution will not work. However I have tried to choose safe name.</text:p>
      <text:p text:style-name="P15"/>
      <text:p text:style-name="P22">7. References</text:p>
      <text:p text:style-name="P16">1. <text:a xlink:type="simple" xlink:href="https://clang.llvm.org/get_started.html" text:style-name="Internet_20_link" text:visited-style-name="Visited_20_Internet_20_Link">https://clang.llvm.org/get_started.html</text:a></text:p>
      <text:p text:style-name="P16">2. <text:a xlink:type="simple" xlink:href="https://clang.llvm.org/docs/" text:style-name="Internet_20_link" text:visited-style-name="Visited_20_Internet_20_Link">https://clang.llvm.org/docs/</text:a></text:p>
      <text:p text:style-name="P16">3. <text:a xlink:type="simple" xlink:href="https://eli.thegreenplace.net/2012/06/08/basic-source-to-source-transformation-with-clang" text:style-name="Internet_20_link" text:visited-style-name="Visited_20_Internet_20_Link">https://eli.thegreenplace.net/2012/06/08/basic-source-to-source-transformation-with-clang</text:a></text:p>
      <text:p text:style-name="P16">4. <text:a xlink:type="simple" xlink:href="https://eli.thegreenplace.net/2014/05/01/modern-source-to-source-transformation-with-clang-and-libtooling/" text:style-name="Internet_20_link" text:visited-style-name="Visited_20_Internet_20_Link">https://eli.thegreenplace.net/2014/05/01/modern-source-to-source-transformation-with-clang-and-libtooling/</text:a></text:p>
      <text:p text:style-name="P16">5. Some pages from stackoverflow </text:p>
      <text:p text:style-name="P14"/>
      <text:p text:style-name="P14"/>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5:45:22.550678626</meta:creation-date>
    <dc:date>2020-04-08T19:36:32.836739142</dc:date>
    <meta:editing-duration>PT3H40M8S</meta:editing-duration>
    <meta:editing-cycles>22</meta:editing-cycles>
    <meta:generator>LibreOffice/6.0.7.3$Linux_X86_64 LibreOffice_project/00m0$Build-3</meta:generator>
    <meta:document-statistic meta:table-count="0" meta:image-count="0" meta:object-count="0" meta:page-count="3" meta:paragraph-count="88" meta:word-count="692" meta:character-count="4596" meta:non-whitespace-character-count="3946"/>
  </office:meta>
</office:document-meta>
</file>